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RootElements" style:family="table">
      <style:table-properties style:width="6.0014in" table:align="margins"/>
    </style:style>
    <style:style style:name="RootElements.A" style:family="table-column">
      <style:table-column-properties style:column-width="2.2611in" style:rel-column-width="24691*"/>
    </style:style>
    <style:style style:name="RootElements.B" style:family="table-column">
      <style:table-column-properties style:column-width="1.8951in" style:rel-column-width="20694*"/>
    </style:style>
    <style:style style:name="RootElements.C" style:family="table-column">
      <style:table-column-properties style:column-width="1.8451in" style:rel-column-width="20150*"/>
    </style:style>
    <style:style style:name="RootElements.A1" style:family="table-cell">
      <style:table-cell-properties fo:padding="0.0382in" fo:border-left="0.0007in solid #000000" fo:border-right="none" fo:border-top="0.0007in solid #000000" fo:border-bottom="0.0007in solid #000000"/>
    </style:style>
    <style:style style:name="RootElements.C1" style:family="table-cell">
      <style:table-cell-properties fo:padding="0.0382in" fo:border="0.0007in solid #000000"/>
    </style:style>
    <style:style style:name="RootElements.A2" style:family="table-cell">
      <style:table-cell-properties fo:padding="0.0382in" fo:border-left="0.0007in solid #000000" fo:border-right="none" fo:border-top="none" fo:border-bottom="0.0007in solid #000000"/>
    </style:style>
    <style:style style:name="RootElements.C2" style:family="table-cell">
      <style:table-cell-properties fo:padding="0.0382in" fo:border-left="0.0007in solid #000000" fo:border-right="0.0007in solid #000000" fo:border-top="none" fo:border-bottom="0.0007in solid #000000"/>
    </style:style>
    <style:style style:name="RootElementsContent" style:family="table">
      <style:table-properties style:width="6.0014in" table:align="margins"/>
    </style:style>
    <style:style style:name="RootElementsContent.A" style:family="table-column">
      <style:table-column-properties style:column-width="1.2604in" style:rel-column-width="13763*"/>
    </style:style>
    <style:style style:name="RootElementsContent.B" style:family="table-column">
      <style:table-column-properties style:column-width="1.6146in" style:rel-column-width="17631*"/>
    </style:style>
    <style:style style:name="RootElementsContent.C" style:family="table-column">
      <style:table-column-properties style:column-width="0.875in" style:rel-column-width="9554*"/>
    </style:style>
    <style:style style:name="RootElementsContent.D" style:family="table-column">
      <style:table-column-properties style:column-width="0.9688in" style:rel-column-width="10578*"/>
    </style:style>
    <style:style style:name="RootElementsContent.E" style:family="table-column">
      <style:table-column-properties style:column-width="1.2826in" style:rel-column-width="14009*"/>
    </style:style>
    <style:style style:name="RootElementsContent.A1" style:family="table-cell">
      <style:table-cell-properties fo:padding="0.0382in" fo:border-left="0.0007in solid #000000" fo:border-right="none" fo:border-top="0.0007in solid #000000" fo:border-bottom="0.0007in solid #000000"/>
    </style:style>
    <style:style style:name="RootElementsContent.E1" style:family="table-cell">
      <style:table-cell-properties fo:padding="0.0382in" fo:border="0.0007in solid #000000"/>
    </style:style>
    <style:style style:name="RootElementsContent.A2" style:family="table-cell">
      <style:table-cell-properties fo:padding="0.0382in" fo:border-left="0.0007in solid #000000" fo:border-right="none" fo:border-top="none" fo:border-bottom="0.0007in solid #000000"/>
    </style:style>
    <style:style style:name="RootElementsContent.E2" style:family="table-cell">
      <style:table-cell-properties fo:padding="0.0382in" fo:border-left="0.0007in solid #000000" fo:border-right="0.0007in solid #000000" fo:border-top="none" fo:border-bottom="0.0007in solid #000000"/>
    </style:style>
    <style:style style:name="P1" style:family="paragraph" style:parent-style-name="Legal_20_notice">
      <style:paragraph-properties fo:margin-top="0.0555in" fo:margin-bottom="0.0555in"/>
      <style:text-properties fo:color="#99ccff" style:font-name="Arial Black" fo:font-size="18pt" fo:background-color="transparent" style:font-size-asian="18pt" style:font-size-complex="18pt"/>
    </style:style>
    <style:style style:name="P2" style:family="paragraph" style:parent-style-name="Legal_20_notice">
      <style:paragraph-properties fo:margin-top="0.0555in" fo:margin-bottom="0.0555in" fo:keep-with-next="auto">
        <style:tab-stops>
          <style:tab-stop style:position="5.9929in" style:type="right" style:leader-style="dotted" style:leader-text="."/>
        </style:tab-stops>
      </style:paragraph-properties>
    </style:style>
    <style:style style:name="P3" style:family="paragraph" style:parent-style-name="Subtitle">
      <style:paragraph-properties fo:break-before="page"/>
    </style:style>
    <style:style style:name="P4" style:family="paragraph" style:parent-style-name="Table_20_Contents">
      <style:paragraph-properties>
        <style:tab-stops>
          <style:tab-stop style:position="0.2083in"/>
        </style:tab-stops>
      </style:paragraph-properties>
    </style:style>
    <style:style style:name="P5" style:family="paragraph" style:parent-style-name="Table_20_Contents">
      <style:paragraph-properties fo:text-align="center" style:justify-single-word="false"/>
      <style:text-properties style:font-name="StarSymbol1" style:font-name-asian="StarSymbol1" style:font-name-complex="StarSymbol1"/>
    </style:style>
    <style:style style:name="P6" style:family="paragraph" style:parent-style-name="Table_20_Contents">
      <style:paragraph-properties fo:text-align="center" style:justify-single-word="false"/>
    </style:style>
    <style:style style:name="P7" style:family="paragraph" style:parent-style-name="Example" style:master-page-name="">
      <style:paragraph-properties style:page-number="auto"/>
    </style:style>
    <style:style style:name="P8" style:family="paragraph" style:parent-style-name="Subtitle" style:master-page-name="">
      <style:paragraph-properties style:page-number="auto" fo:break-before="page"/>
    </style:style>
    <style:style style:name="P9" style:family="paragraph" style:parent-style-name="Note">
      <style:paragraph-properties fo:margin-left="0in" fo:margin-right="0.5in" fo:text-indent="0in" style:auto-text-indent="false"/>
    </style:style>
    <style:style style:name="P10" style:family="paragraph" style:parent-style-name="Bibliography_20_1">
      <style:paragraph-properties>
        <style:tab-stops>
          <style:tab-stop style:position="0in"/>
        </style:tab-stops>
      </style:paragraph-properties>
    </style:style>
    <style:style style:name="P11" style:family="paragraph" style:parent-style-name="Text_20_body">
      <style:text-properties fo:language="en" fo:country="US"/>
    </style:style>
    <style:style style:name="P12" style:family="paragraph" style:parent-style-name="Contents_20_3">
      <style:paragraph-properties>
        <style:tab-stops>
          <style:tab-stop style:position="5.6673in" style:type="right" style:leader-style="dotted" style:leader-text="."/>
        </style:tab-stops>
      </style:paragraph-properties>
    </style:style>
    <style:style style:name="P13" style:family="paragraph" style:parent-style-name="Contents_20_1">
      <style:paragraph-properties>
        <style:tab-stops>
          <style:tab-stop style:position="6.0016in" style:type="right" style:leader-style="dotted" style:leader-text="."/>
        </style:tab-stops>
      </style:paragraph-properties>
    </style:style>
    <style:style style:name="P14" style:family="paragraph" style:parent-style-name="Contents_20_2">
      <style:paragraph-properties>
        <style:tab-stops>
          <style:tab-stop style:position="5.8339in" style:type="right" style:leader-style="dotted" style:leader-text="."/>
        </style:tab-stops>
      </style:paragraph-properties>
    </style:style>
    <style:style style:name="P15" style:family="paragraph" style:parent-style-name="Table_20_Heading">
      <style:paragraph-properties fo:text-align="start" style:justify-single-word="false"/>
    </style:style>
    <style:style style:name="P16" style:family="paragraph" style:parent-style-name="Text_20_body" style:list-style-name="BulletedList"/>
    <style:style style:name="P17" style:family="paragraph" style:parent-style-name="Heading_20_2">
      <style:text-properties fo:language="en" fo:country="US"/>
    </style:style>
    <style:style style:name="P18" style:family="paragraph" style:parent-style-name="Heading_20_1">
      <style:text-properties fo:language="en" fo:country="US"/>
    </style:style>
    <style:style style:name="P19" style:family="paragraph">
      <style:paragraph-properties fo:text-align="center"/>
    </style:style>
    <style:style style:name="T1" style:family="text">
      <style:text-properties style:font-name="Arial1" fo:font-size="10pt"/>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paragraph-content" style:horizontal-pos="right" style:horizontal-rel="paragraph"/>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38in"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5099" number:language="en" number:country="US">
      <number:boolean/>
    </number:boolean-style>
    <number:date-style style:name="N5117" number:language="en" number:country="US">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9678" text:name="Date"/>
        <text:user-field-decl office:value-type="string" office:string-value="odt" text:name="Extension"/>
        <text:user-field-decl office:value-type="string" office:string-value="v1.1" text:name="Version"/>
        <text:user-field-decl office:value-type="string" office:string-value="" text:name="description"/>
        <text:user-field-decl office:value-type="string" office:string-value="" text:name="revision"/>
        <text:user-field-decl office:value-type="string" office:string-value="OpenDocument" text:name="tcid"/>
        <text:user-field-decl office:value-type="string" office:string-value="OpenDocument" text:name="CommitteeName"/>
        <text:user-field-decl office:value-type="string" office:string-value="Specification" text:name="ShortTitle"/>
        <text:user-field-decl office:value-type="string" office:string-value="4"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1">STML</text:p>
      <text:p text:style-name="Title">Scheme Based Web Application Framework</text:p>
      <text:p text:style-name="Subtitle"><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Alpha Release" text:string-value-if-false="Beta Release">Alpha Release</text:conditional-text><text:user-field-get text:name="revision"/>, <text:user-field-get style:data-style-name="N5117" text:name="Date">18 Aug 2008</text:user-field-get><text:user-field-get text:display="none" style:data-style-name="N5099" text:name="ShowSpecificationSnippets"/> </text:p>
      <text:p text:style-name="Title_20_page_20_info">Specification URIs:</text:p>
      <text:p text:style-name="Title_20_page_20_info">This Version:</text:p>
      <text:p text:style-name="Title_20_page_20_info_20_description"><text:a xlink:type="simple" xlink:href="http://docs.oasis-open.org/office/v1.1/OS/OpenDocument-v1.1.odt"><text:span text:style-name="T1">http://www.kiatoa.com/stml/docs/stml-manual.odt</text:span></text:a></text:p>
      <text:p text:style-name="Title_20_page_20_info">Author:</text:p>
      <text:p text:style-name="Title_20_page_20_info_20_description">Matthew Welland</text:p>
      <text:p text:style-name="Title_20_page_20_info">Status:</text:p>
      <text:p text:style-name="Title_20_page_20_info_20_description">This manual is kept in sync as best I can manage but the best reference is the stml source code itself.</text:p>
      <text:p text:style-name="Title_20_page_20_info">Acnowledgements:</text:p>
      <text:p text:style-name="Title_20_page_20_info_20_description">Thanks to the OpenDocument people for making the OpenDocument standard and for writing the best template imaginable for a decent looking manual. I hope that using the OASIS OpenDocument document as a template is acceptable reuse.<text:line-break/><text:line-break/>Special thanks also to Felix Winkleman and the Chicken Scheme team for the wonderful Chicken Scheme language.</text:p>
      <text:p text:style-name="Title_20_page_20_info_20_description"/>
      <text:p text:style-name="P8">Notices</text:p>
      <text:p text:style-name="Text_20_body">Copyright © Matthew Welland 2007–2010. All Rights Reserved.</text:p>
      <text:p text:style-name="Text_20_body">This document and the software “stml” are provided “as is” with no warranty implied or intended. The official license for the software is the GNU GPL License. </text:p>
      <text:p text:style-name="Text_20_body"/>
      <text:p text:style-name="P3">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13"><text:a xlink:type="simple" xlink:href="#1.Introduction|outline">1 Introduction<text:tab/>4</text:a></text:p>
          <text:p text:style-name="P14"><text:a xlink:type="simple" xlink:href="#1.1.Introduction|outline">1.1 Introduction<text:tab/>4</text:a></text:p>
          <text:p text:style-name="P14"><text:a xlink:type="simple" xlink:href="#1.2.Notation|outline">1.2 Notation<text:tab/>4</text:a></text:p>
          <text:p text:style-name="P14"><text:a xlink:type="simple" xlink:href="#1.3.Limitations|outline">1.3 Limitations<text:tab/>4</text:a></text:p>
          <text:p text:style-name="P14"><text:a xlink:type="simple" xlink:href="#1.4.Nada|outline">1.4 Nada<text:tab/>4</text:a></text:p>
          <text:p text:style-name="P13"><text:a xlink:type="simple" xlink:href="#2.Installation|outline">2 Installation<text:tab/>5</text:a></text:p>
          <text:p text:style-name="P14"><text:a xlink:type="simple" xlink:href="#2.1.Basic site setup|outline">2.1 Basic site setup<text:tab/>5</text:a></text:p>
          <text:p text:style-name="P12"><text:a xlink:type="simple" xlink:href="#2.1.1.Config files|outline">2.1.1 Config files<text:tab/>5</text:a></text:p>
          <text:p text:style-name="P12"><text:a xlink:type="simple" xlink:href="#2.1.2.Database connection|outline">2.1.2 Database connection<text:tab/>5</text:a></text:p>
          <text:p text:style-name="P14"><text:a xlink:type="simple" xlink:href="#2.2.A first page|outline">2.2 A first page<text:tab/>6</text:a></text:p>
          <text:p text:style-name="P12"><text:a xlink:type="simple" xlink:href="#2.2.1.This could be useful also|outline">2.2.1 This could be useful also<text:tab/>6</text:a></text:p>
          <text:p text:style-name="P13"><text:a xlink:type="simple" xlink:href="#3.Howtos|outline">3 Howtos<text:tab/>7</text:a></text:p>
          <text:p text:style-name="P14"><text:a xlink:type="simple" xlink:href="#3.1.Buttons|outline">3.1 Buttons<text:tab/>7</text:a></text:p>
          <text:p text:style-name="P14"><text:a xlink:type="simple" xlink:href="#3.2.Forms|outline">3.2 Forms<text:tab/>7</text:a></text:p>
          <text:p text:style-name="P14"><text:a xlink:type="simple" xlink:href="#3.3.Linking to pages inside the application|outline">3.3 Linking to pages inside the application<text:tab/>7</text:a></text:p>
          <text:p text:style-name="P14"><text:a xlink:type="simple" xlink:href="#3.4.Uploading files|outline">3.4 Uploading files<text:tab/>7</text:a></text:p>
          <text:p text:style-name="P14"><text:a xlink:type="simple" xlink:href="#3.5.Downloading files|outline">3.5 Downloading files<text:tab/>7</text:a></text:p>
          <text:p text:style-name="P13"><text:a xlink:type="simple" xlink:href="#4.DBI Reference|outline">4 DBI Reference<text:tab/>8</text:a></text:p>
          <text:p text:style-name="P14"><text:a xlink:type="simple" xlink:href="#4.1.Commands|outline">4.1 Commands<text:tab/>8</text:a></text:p>
          <text:p text:style-name="P12"><text:a xlink:type="simple" xlink:href="#4.1.1.dbi:open|outline">4.1.1 dbi:open<text:tab/>8</text:a></text:p>
          <text:p text:style-name="P12"><text:a xlink:type="simple" xlink:href="#4.1.2.dbi:for-each-row|outline">4.1.2 dbi:for-each-row<text:tab/>8</text:a></text:p>
          <text:p text:style-name="P12"><text:a xlink:type="simple" xlink:href="#4.1.3.dbi:exec|outline">4.1.3 dbi:exec<text:tab/>8</text:a></text:p>
          <text:p text:style-name="P12"><text:a xlink:type="simple" xlink:href="#4.1.4.dbi:get-one|outline">4.1.4 dbi:get-one<text:tab/>8</text:a></text:p>
          <text:p text:style-name="P13"><text:a xlink:type="simple" xlink:href="#5.The stml reference|outline">5 The stml reference<text:tab/>9</text:a></text:p>
          <text:p text:style-name="P14"><text:a xlink:type="simple" xlink:href="#5.1.stml.scm|outline">5.1 stml.scm<text:tab/>9</text:a></text:p>
          <text:p text:style-name="P12"><text:a xlink:type="simple" xlink:href="#5.1.1.s:&lt;tag&gt;|outline">5.1.1 s:&lt;tag&gt;<text:tab/>9</text:a></text:p>
          <text:p text:style-name="P13"><text:a xlink:type="simple" xlink:href="#6.Appendices|outline">6 Appendices<text:tab/>10</text:a></text:p>
          <text:p text:style-name="P13">Appendix A. References<text:tab/>11</text:p>
          <text:p text:style-name="P13">Appendix B. Acknowledgments (Non Normative)<text:tab/>12</text:p>
        </text:index-body>
      </text:table-of-content>
      <text:p text:style-name="P2"/>
      <text:h text:style-name="Heading_20_1" text:outline-level="1" text:restart-numbering="true" text:start-value="-1">Introduction</text:h>
      <text:h text:style-name="P17" text:outline-level="2">Introduction</text:h>
      <text:p text:style-name="P11">This document describes the simple but hopefully useful stml web application framework. Web frameworks vary in complexity and power and there is no one solution that will work for everyone. The stml framework was written to address some specific needs of mine and it may or may not work for you.</text:p>
      <text:h text:style-name="P17" text:outline-level="2">Notation</text:h>
      <text:p text:style-name="P11">No special notation is used (yet).</text:p>
      <text:h text:style-name="P17" text:outline-level="2">Limitations</text:h>
      <text:p text:style-name="Text_20_body">The stml software is a work in progress and it may contain bugs. Currently stml only supports “Web 1.0” applications.</text:p>
      <text:p text:style-name="Table"><text:span text:style-name="Emphasis">Example of a simple dynamic page:</text:span></text:p>
      <text:p text:style-name="RelaxNG">;; example/view.scm</text:p>
      <text:p text:style-name="RelaxNG">;;</text:p>
      <text:p text:style-name="RelaxNG">(list</text:p>
      <text:p text:style-name="RelaxNG"><text:s/>(s:div 'class "node"</text:p>
      <text:p text:style-name="RelaxNG"><text:tab/>(if (s:get "learn-mode")</text:p>
      <text:p text:style-name="RelaxNG"><text:tab/> <text:s text:c="3"/>(s:p "Learn Mode")</text:p>
      <text:p text:style-name="RelaxNG"><text:tab/> <text:s text:c="3"/>(s:p (s:get-n-del! "rmsg")))))</text:p>
      <text:h text:style-name="Heading_20_2" text:outline-level="2">Nada</text:h>
      <text:p text:style-name="Text_20_body">blah:</text:p>
      <text:list xml:id="list1595065587" text:style-name="BulletedList">
        <text:list-item>
          <text:p text:style-name="P16">bulleted item;</text:p>
        </text:list-item>
        <text:list-item>
          <text:p text:style-name="P16">second item.</text:p>
        </text:list-item>
      </text:list>
      <text:h text:style-name="Heading_20_1" text:outline-level="1">Installation</text:h>
      <text:p text:style-name="Text_20_body">The installation process for stml is fairly straightforward but there are several potential gotchas to watch for: </text:p>
      <text:list xml:id="list417104594" text:continue-list="list1595065587" text:style-name="BulletedList">
        <text:list-item text:start-value="1">
          <text:p text:style-name="P16">Permissions issues.</text:p>
        </text:list-item>
        <text:list-item>
          <text:p text:style-name="P16">Logging.</text:p>
        </text:list-item>
        <text:list-item>
          <text:p text:style-name="P16">Apache cgi setup details.</text:p>
        </text:list-item>
      </text:list>
      <text:h text:style-name="Heading_20_2" text:outline-level="2">Basic site setup</text:h>
      <text:h text:style-name="Heading_20_3" text:outline-level="3">Config files</text:h>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Config file</text:p>
            </table:table-cell>
            <table:table-cell table:style-name="RootElements.A1" office:value-type="string">
              <text:p text:style-name="Table_20_Heading">Location</text:p>
            </table:table-cell>
            <table:table-cell table:style-name="RootElements.C1" office:value-type="string">
              <text:p text:style-name="Table_20_Heading">Purpose</text:p>
            </table:table-cell>
          </table:table-row>
        </table:table-header-rows>
        <table:table-row>
          <table:table-cell table:style-name="RootElements.A2" office:value-type="string">
            <text:p text:style-name="Table_20_Contents"><text:span text:style-name="Element">.&lt;project&gt;.config</text:span></text:p>
          </table:table-cell>
          <table:table-cell table:style-name="RootElements.A2" office:value-type="string">
            <text:p text:style-name="Table_20_Contents">cgi-bin/</text:p>
          </table:table-cell>
          <table:table-cell table:style-name="RootElements.C2" office:value-type="string">
            <text:p text:style-name="Text_20_body">Contains stml configuration</text:p>
          </table:table-cell>
        </table:table-row>
        <table:table-row>
          <table:table-cell table:style-name="RootElements.A2" office:value-type="string">
            <text:p text:style-name="Table_20_Contents"><text:span text:style-name="Element">apache2.config</text:span></text:p>
          </table:table-cell>
          <table:table-cell table:style-name="RootElements.A2" office:value-type="string">
            <text:p text:style-name="P4">/etc/apache2</text:p>
          </table:table-cell>
          <table:table-cell table:style-name="RootElements.C2" office:value-type="string">
            <text:p text:style-name="Text_20_body">Setup for apache</text:p>
          </table:table-cell>
        </table:table-row>
      </table:table>
      <text:p text:style-name="P9"><text:span text:style-name="Emphasis">Example stml config file:</text:span></text:p>
      <text:p text:style-name="RelaxNG">(list sroot <text:s text:c="2"/>"/home/matt/webapps/example"</text:p>
      <text:p text:style-name="RelaxNG"><text:s text:c="6"/>dbtype <text:s/>'sqlite3</text:p>
      <text:p text:style-name="RelaxNG"><text:s text:c="6"/>dbinit <text:s/>'((dbname <text:s text:c="2"/>. ".db/example.db"))</text:p>
      <text:p text:style-name="RelaxNG"><text:s text:c="6"/>domain <text:s/>"192.168.1.12"</text:p>
      <text:p text:style-name="RelaxNG"><text:s text:c="6"/>logfile "/tmp/stmlrun/example.log")</text:p>
      <text:h text:style-name="Heading_20_3" text:outline-level="3">Database connection</text:h>
      <text:p text:style-name="Text_20_body">Postgresql and sqlite are supported.</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D"/>
        <table:table-column table:style-name="RootElementsContent.E"/>
        <table:table-header-rows>
          <table:table-row>
            <table:table-cell table:style-name="RootElementsContent.A1" office:value-type="string">
              <text:p text:style-name="Table_20_Heading">Database</text:p>
            </table:table-cell>
            <table:table-cell table:style-name="RootElementsContent.A1" office:value-type="string">
              <text:p text:style-name="Table_20_Heading">Ease of installation</text:p>
            </table:table-cell>
            <table:table-cell table:style-name="RootElementsContent.A1" office:value-type="string">
              <text:p text:style-name="Table_20_Heading">Security</text:p>
            </table:table-cell>
            <table:table-cell table:style-name="RootElementsContent.A1" office:value-type="string">
              <text:p text:style-name="Table_20_Heading">Performance</text:p>
            </table:table-cell>
            <table:table-cell table:style-name="RootElementsContent.E1" office:value-type="string">
              <text:p text:style-name="Table_20_Heading">best for</text:p>
            </table:table-cell>
          </table:table-row>
        </table:table-header-rows>
        <table:table-row>
          <table:table-cell table:style-name="RootElementsContent.A2" office:value-type="string">
            <text:p text:style-name="Table_20_Contents"><text:span text:style-name="Element">sqlite3</text:span></text:p>
          </table:table-cell>
          <table:table-cell table:style-name="RootElementsContent.A2" office:value-type="string">
            <text:p text:style-name="P5">easy</text:p>
          </table:table-cell>
          <table:table-cell table:style-name="RootElementsContent.A2" office:value-type="string">
            <text:p text:style-name="P5">poor</text:p>
          </table:table-cell>
          <table:table-cell table:style-name="RootElementsContent.A2" office:value-type="string">
            <text:p text:style-name="P5">ok</text:p>
          </table:table-cell>
          <table:table-cell table:style-name="RootElementsContent.E2" office:value-type="string">
            <text:p text:style-name="P5">development, very small sites</text:p>
          </table:table-cell>
        </table:table-row>
        <table:table-row>
          <table:table-cell table:style-name="RootElementsContent.A2" office:value-type="string">
            <text:p text:style-name="Table_20_Contents"><text:span text:style-name="Element">postgresql</text:span></text:p>
          </table:table-cell>
          <table:table-cell table:style-name="RootElementsContent.A2" office:value-type="string">
            <text:p text:style-name="P6">hard</text:p>
          </table:table-cell>
          <table:table-cell table:style-name="RootElementsContent.A2" office:value-type="string">
            <text:p text:style-name="P5">good</text:p>
          </table:table-cell>
          <table:table-cell table:style-name="RootElementsContent.A2" office:value-type="string">
            <text:p text:style-name="P6">good</text:p>
          </table:table-cell>
          <table:table-cell table:style-name="RootElementsContent.E2" office:value-type="string">
            <text:p text:style-name="P5">deployment, busy sites</text:p>
          </table:table-cell>
        </table:table-row>
        <table:table-row>
          <table:table-cell table:style-name="RootElementsContent.A2" office:value-type="string">
            <text:p text:style-name="Table_20_Contents"><text:span text:style-name="Element">datadraw</text:span></text:p>
          </table:table-cell>
          <table:table-cell table:style-name="RootElementsContent.A2" office:value-type="string">
            <text:p text:style-name="P6">very hard, support very experimental</text:p>
          </table:table-cell>
          <table:table-cell table:style-name="RootElementsContent.A2" office:value-type="string">
            <text:p text:style-name="P5">poor</text:p>
          </table:table-cell>
          <table:table-cell table:style-name="RootElementsContent.A2" office:value-type="string">
            <text:p text:style-name="P5">exceptional</text:p>
          </table:table-cell>
          <table:table-cell table:style-name="RootElementsContent.E2" office:value-type="string">
            <text:p text:style-name="P6">mega sites</text:p>
          </table:table-cell>
        </table:table-row>
        <table:table-row>
          <table:table-cell table:style-name="RootElementsContent.A2" office:value-type="string">
            <text:p text:style-name="Table_20_Contents"><text:span text:style-name="Element">mysql</text:span></text:p>
          </table:table-cell>
          <table:table-cell table:style-name="RootElementsContent.A2" office:value-type="string">
            <text:p text:style-name="P5">not supported yet</text:p>
          </table:table-cell>
          <table:table-cell table:style-name="RootElementsContent.A2" office:value-type="string">
            <text:p text:style-name="P6"/>
          </table:table-cell>
          <table:table-cell table:style-name="RootElementsContent.A2" office:value-type="string">
            <text:p text:style-name="P6"/>
          </table:table-cell>
          <table:table-cell table:style-name="RootElementsContent.E2" office:value-type="string">
            <text:p text:style-name="P6"/>
          </table:table-cell>
        </table:table-row>
        <table:table-row>
          <table:table-cell table:style-name="RootElementsContent.A2" office:value-type="string">
            <text:p text:style-name="Table_20_Contents"><text:span text:style-name="Element"/></text:p>
          </table:table-cell>
          <table:table-cell table:style-name="RootElementsContent.A2" office:value-type="string">
            <text:p text:style-name="P6"/>
          </table:table-cell>
          <table:table-cell table:style-name="RootElementsContent.A2" office:value-type="string">
            <text:p text:style-name="P6"/>
          </table:table-cell>
          <table:table-cell table:style-name="RootElementsContent.A2" office:value-type="string">
            <text:p text:style-name="P6"/>
          </table:table-cell>
          <table:table-cell table:style-name="RootElementsContent.E2" office:value-type="string">
            <text:p text:style-name="P6"/>
          </table:table-cell>
        </table:table-row>
      </table:table>
      <text:p text:style-name="Text_20_body"/>
      <text:h text:style-name="Heading_20_3" text:outline-level="3"><text:span text:style-name="Label"/></text:h>
      <text:p text:style-name="Text_20_body"><text:span text:style-name="Label"/></text:p>
      <text:p text:style-name="P7"><text:soft-page-break/>This box could be really handy :-)</text:p>
      <text:h text:style-name="Heading_20_2" text:outline-level="2">A first page</text:h>
      <text:p text:style-name="Text_20_body">In the pages directory create a sub directory for the page.</text:p>
      <text:p text:style-name="Text_20_body">mkdir maint</text:p>
      <text:p text:style-name="Text_20_body">In the newly created directory two files are needed. <text:s/>view.scm and control.scm. </text:p>
      <text:p text:style-name="Illustration">control.scm</text:p>
      <text:p text:style-name="RelaxNG">;; maint/control.scm</text:p>
      <text:p text:style-name="RelaxNG">;;</text:p>
      <text:p text:style-name="RelaxNG">(s:load-model "maint")</text:p>
      <text:p text:style-name="RelaxNG"/>
      <text:p text:style-name="RelaxNG">;; remember that the system will call the function &lt;pagename&gt;-action </text:p>
      <text:p text:style-name="RelaxNG">;; with the action as a parameter</text:p>
      <text:p text:style-name="RelaxNG">(define (maint-action action)</text:p>
      <text:p text:style-name="RelaxNG"><text:s text:c="2"/>(let ((asym (string-&gt;symbol action)))</text:p>
      <text:p text:style-name="RelaxNG"><text:s text:c="4"/>(s:log "Doing action! " action)</text:p>
      <text:p text:style-name="RelaxNG"><text:s text:c="4"/>(case asym</text:p>
      <text:p text:style-name="RelaxNG"><text:s text:c="6"/>('update_tables</text:p>
      <text:p text:style-name="RelaxNG"><text:s text:c="7"/>(maint:update-tables)))))</text:p>
      <text:p text:style-name="Illustration">view.scm</text:p>
      <text:p text:style-name="RelaxNG">;; maint/view.scm</text:p>
      <text:p text:style-name="RelaxNG">;;</text:p>
      <text:p text:style-name="RelaxNG">(if (maint:am-i-maint?)</text:p>
      <text:p text:style-name="RelaxNG"><text:s text:c="4"/>(list</text:p>
      <text:p text:style-name="RelaxNG"><text:s text:c="5"/>(s:h1 "Hello Maint!")</text:p>
      <text:p text:style-name="RelaxNG"><text:s text:c="5"/>(s:p (s:a "Update Tables" 'href (s:link-to (s:current-page) </text:p>
      <text:p text:style-name="RelaxNG"><text:tab/><text:tab/><text:tab/><text:tab/><text:tab/>'action "maint.update_tables"))))</text:p>
      <text:p text:style-name="RelaxNG"><text:s text:c="4"/>'())</text:p>
      <text:h text:style-name="Heading_20_3" text:outline-level="3">This could be useful also</text:h>
      <text:p text:style-name="Text_20_body"><draw:frame draw:style-name="fr1" draw:name="Frame1" text:anchor-type="paragraph" svg:width="3.5646in" draw:z-index="0"><draw:text-box fo:min-height="2.4591in"><text:p text:style-name="Frame_20_contents"><draw:rect text:anchor-type="paragraph" draw:z-index="1" draw:style-name="gr1" draw:text-style-name="P19" svg:width="2.7976in" svg:height="2.1732in" svg:x="0.7929in" svg:y="0.1602in"><text:p/></draw:rect><draw:rect text:anchor-type="paragraph" draw:z-index="2" draw:style-name="gr1" draw:text-style-name="P19" svg:width="1.8898in" svg:height="1.7559in" svg:x="1.5366in" svg:y="0.4882in"><text:p/></draw:rect><draw:frame text:anchor-type="paragraph" draw:z-index="3" draw:style-name="gr2" svg:width="1.2059in" svg:height="0.4768in" svg:x="1.6709in" svg:y="0.5772in"><draw:text-box><text:p>sub page</text:p></draw:text-box></draw:frame><draw:frame text:anchor-type="paragraph" draw:z-index="4" draw:style-name="gr3" svg:width="0.9232in" svg:height="0.1862in" svg:x="0.8807in" svg:y="0.2346in"><draw:text-box><text:p>page</text:p></draw:text-box></draw:frame></text:p></draw:text-box></draw:frame>Pages can be installed inside other pages. Note that the -action mechanism <text:span text:style-name="T2">does not</text:span> apply in that case.</text:p>
      <text:p text:style-name="Text_20_body"/>
      <text:h text:style-name="Heading_20_1" text:outline-level="1">Howtos</text:h>
      <text:h text:style-name="Heading_20_2" text:outline-level="2">Including a page within a page</text:h>
      <text:p text:style-name="Standard">(s:call “pagename”)</text:p>
      <text:p text:style-name="Standard">Keep in mind that variables are global and you should make an effort to keep your namespaces isolated. I suggest prefixing all identifiers with the page name. </text:p>
      <text:h text:style-name="Heading_20_2" text:outline-level="2">Buttons</text:h>
      <text:h text:style-name="Heading_20_2" text:outline-level="2">Forms</text:h>
      <text:p text:style-name="P15">In the view.scm create the form</text:p>
      <text:p text:style-name="RelaxNG"><text:s text:c="6"/>(s:form 'action "discussion.new_post" 'method "post" 'id </text:p>
      <text:p text:style-name="RelaxNG"><text:s text:c="9"/>(s:get "discussion.parent_object_id")</text:p>
      <text:p text:style-name="RelaxNG"><text:s text:c="7"/>(s:br)(s:strong "Subject:")(s:br)</text:p>
      <text:p text:style-name="RelaxNG"><text:s text:c="8"/>(s:input-preserve 'type "text" 'name "post_title" 'size "65" </text:p>
      <text:p text:style-name="RelaxNG"><text:s text:c="26"/>'maxlength "80")(s:br)</text:p>
      <text:p text:style-name="RelaxNG"><text:s text:c="8"/>(s:strong "Comment:")(s:br)</text:p>
      <text:p text:style-name="RelaxNG"><text:s text:c="8"/>(s:textarea-preserve 'type "textarea" 'name "post_body" 'rows "10" </text:p>
      <text:p text:style-name="RelaxNG"><text:s text:c="29"/>'cols "65")(s:br)</text:p>
      <text:p text:style-name="RelaxNG"><text:s text:c="8"/>(s:input 'type "submit" 'name "new_post" 'value "Submit")</text:p>
      <text:p text:style-name="RelaxNG"><text:s text:c="8"/>(s:input 'type "submit" 'name "new_post" 'value "Preview")</text:p>
      <text:p text:style-name="RelaxNG"><text:s text:c="8"/>(s:input 'type "submit" 'name "new_post" 'value "Cancel"))</text:p>
      <text:p text:style-name="P15">Then in control.scm in the -action block:</text:p>
      <text:p text:style-name="P15"/>
      <text:p text:style-name="RelaxNG">(define (discussion-action action)</text:p>
      <text:p text:style-name="RelaxNG"><text:s text:c="2"/>;; (s:log "Got action=" action)</text:p>
      <text:p text:style-name="RelaxNG"><text:s text:c="2"/>(case (string-&gt;symbol action)</text:p>
      <text:p text:style-name="RelaxNG"><text:s text:c="4"/>('reply</text:p>
      <text:p text:style-name="RelaxNG"><text:s text:c="5"/>(s:log "discussion-action reply"))</text:p>
      <text:p text:style-name="RelaxNG"><text:s text:c="4"/>('new_post</text:p>
      <text:p text:style-name="RelaxNG"><text:s text:c="5"/>(let ((button (s:get-input 'new_post)))</text:p>
      <text:p text:style-name="RelaxNG"><text:s text:c="7"/>;; (s:log "new_post with button: " button)</text:p>
      <text:p text:style-name="RelaxNG"><text:s text:c="7"/>(cond</text:p>
      <text:p text:style-name="RelaxNG"><text:s text:c="8"/>((equal? button "Submit")</text:p>
      <text:p text:style-name="RelaxNG"><text:s text:c="9"/>(disc-curr 'submit (s:get-input 'post_title) (s:get-input 'post_body)))</text:p>
      <text:p text:style-name="RelaxNG"><text:s text:c="8"/>((equal? button "Cancel")</text:p>
      <text:p text:style-name="RelaxNG"><text:s text:c="9"/>(disc-curr 'cancel))</text:p>
      <text:p text:style-name="RelaxNG"><text:s text:c="8"/>((equal? button "Preview")</text:p>
      <text:p text:style-name="RelaxNG"><text:s text:c="9"/>(disc-curr 'preview (s:get-input 'post_title)(s:get-input 'post_body)))</text:p>
      <text:p text:style-name="RelaxNG"><text:s text:c="8"/>(else</text:p>
      <text:p text:style-name="RelaxNG"><text:s text:c="9"/>(s:set! "new-discussion-post" 1)))))))</text:p>
      <text:p text:style-name="Standard">To override the path used in the URL use the 'override_path /path/desired mechanism. </text:p>
      <text:h text:style-name="Heading_20_2" text:outline-level="2">Preserving input (input-preserve)</text:h>
      <text:p text:style-name="Standard">pages/login/control.scm: <text:s text:c="4"/>(let ((user <text:s text:c="2"/>(s:get-input 'email-address))</text:p>
      <text:p text:style-name="Standard"><text:soft-page-break/>pages/login/control.scm: <text:s text:c="6"/>(s:set! "email-address" user) ;; preserve user as email-address</text:p>
      <text:p text:style-name="Standard">pages/login/view.scm: <text:s text:c="19"/>(s:input-preserve 'type "text" 'name "email-address" 'size "16" 'maxlength "30")(s:br)</text:p>
      <text:p text:style-name="Standard">pages/login/view.scm: <text:s text:c="19"/>(s:p "(*) Enter either your email address, or the nick:location or nick:num combination for Id")))))</text:p>
      <text:h text:style-name="Heading_20_2" text:outline-level="2">Linking to pages inside the application</text:h>
      <text:h text:style-name="Heading_20_2" text:outline-level="2">Uploading files</text:h>
      <text:h text:style-name="Heading_20_2" text:outline-level="2">Downloading files</text:h>
      <text:h text:style-name="Heading_20_1" text:outline-level="1">DBI Reference</text:h>
      <text:p text:style-name="Text_20_body"><text:span text:style-name="Label">A simple dbi is provided for making initial getting going easier. It is expected that as your app matures you will want to rewrite your critical db interfaces for speed.</text:span></text:p>
      <text:h text:style-name="Heading_20_2" text:outline-level="2"><text:span text:style-name="Label">Commands</text:span></text:h>
      <text:h text:style-name="Heading_20_3" text:outline-level="3"><text:span text:style-name="Label">dbi:open</text:span></text:h>
      <text:p text:style-name="Text_20_body"><text:span text:style-name="Label"><text:s/>(dbi:open dbtype dbinit)</text:span></text:p>
      <text:h text:style-name="Heading_20_3" text:outline-level="3"><text:span text:style-name="Label">dbi:for-each-row</text:span></text:h>
      <text:p text:style-name="Standard"><text:span text:style-name="Label">(dbi:for-each-row proc dbh stmt param1 param2 ...)</text:span></text:p>
      <text:h text:style-name="Heading_20_3" text:outline-level="3"><text:span text:style-name="Label">dbi:exec</text:span></text:h>
      <text:p text:style-name="Standard"><text:span text:style-name="Label">(dbi:exec dbh stmt param1 param2 ...)</text:span></text:p>
      <text:h text:style-name="Heading_20_3" text:outline-level="3"><text:span text:style-name="Label">dbi:get-one</text:span></text:h>
      <text:p text:style-name="Standard"><text:span text:style-name="Label">(dbi:get-one dbh stmt param1 para2 ...)</text:span></text:p>
      <text:h text:style-name="Heading_20_3" text:outline-level="3"><text:span text:style-name="Label">dbi:get-row</text:span></text:h>
      <text:h text:style-name="Heading_20_3" text:outline-level="3"><text:span text:style-name="Label">dbi:get-rows</text:span></text:h>
      <text:p text:style-name="Standard"/>
      <text:h text:style-name="Heading_20_1" text:outline-level="1">The stml reference</text:h>
      <text:p text:style-name="Text_20_body">Please see the code for resolving any conflicts in behaviour of the code versus the documentation.</text:p>
      <text:h text:style-name="Heading_20_2" text:outline-level="2">stml.scm</text:h>
      <text:p text:style-name="Text_20_body">The basic scheme based “html”.</text:p>
      <text:h text:style-name="Heading_20_3" text:outline-level="3">s:&lt;tag&gt;</text:h>
      <text:p text:style-name="Text_20_body">The s:<text:span text:style-name="Element">&lt;tag&gt;</text:span> elements corrospond to the HTML equivalents.</text:p>
      <text:p text:style-name="Text_20_body"/>
      <text:h text:style-name="Heading_20_3" text:outline-level="3">s:input – radio buttons, pull down selectors</text:h>
      <text:p text:style-name="Text_20_body">(s:input 'type "radio" <text:s text:c="3"/>'name "plurality" 'value poll-item-id)</text:p>
      <text:h text:style-name="Heading_20_3" text:outline-level="3">s:a </text:h>
      <text:p text:style-name="Standard">Linking within the same page:</text:p>
      <text:p text:style-name="RelaxNG">"[" (s:a 'href (s:link-to (s:current-page)</text:p>
      <text:p text:style-name="RelaxNG"><text:tab/><text:tab/><text:tab/> <text:s/>'action "discussion.reply"</text:p>
      <text:p text:style-name="RelaxNG"><text:tab/><text:tab/><text:tab/> <text:s/>'reply_to (number-&gt;string (hash-table-ref row 'posts.id))</text:p>
      <text:p text:style-name="RelaxNG"><text:tab/><text:tab/><text:tab/> <text:s/>'id (s:get "discussion.parent_object_id") ) "reply") "]"</text:p>
      <text:h text:style-name="Heading_20_3" text:outline-level="3">s:get-param – getting parameters from the URL</text:h>
      <text:p text:style-name="Standard"><text:s/>(s:get-param 'id)</text:p>
      <text:h text:style-name="Heading_20_3" text:outline-level="3">s:never-called-page?</text:h>
      <text:p text:style-name="Standard">If you call pages hierarchically you may sometimes want a block to only be executed the first time through. Use s:never-called-page? to achieve this.</text:p>
      <text:p text:style-name="Standard">(s:never-called-page? "example")</text:p>
      <text:h text:style-name="Heading_20_1" text:outline-level="1">Misc reference</text:h>
      <text:h text:style-name="Heading_20_2" text:outline-level="2">misc-stml.scm</text:h>
      <text:h text:style-name="Heading_20_3" text:outline-level="3">misc:non-zero-string</text:h>
      <text:p text:style-name="Standard">(misc:non-zero-string str) =&gt; true if str is a string of more than zero characters</text:p>
      <text:p text:style-name="Standard"/>
      <text:h text:style-name="P18" text:outline-level="1">Appendices</text:h>
      <text:list xml:id="list2045226116" text:style-name="Appendix">
        <text:list-item>
          <text:p text:style-name="Appendix_20_Heading_20_1" text:cond-style-name="Appendix_20_Heading">References</text:p>
        </text:list-item>
      </text:list>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10"><text:span text:style-name="Strong_20_Emphasis">[SMIL20]</text:span><text:tab/>W3C, <text:span text:style-name="Emphasis">Synchronized Multimedia Integration Language 2.0 (SMIL 2.0)</text:span>, http://www.w3.org/TR/smil20/, W3C, 2001.</text:p>
          <text:p text:style-name="P10"><text:span text:style-name="Strong_20_Emphasis">[SVG]</text:span><text:tab/>Jon Ferraiolo, 藤沢 淳 (FUJISAWA Jun), Dean Jackson, <text:span text:style-name="Emphasis">Scalable Vector Graphics (SVG) 1.1</text:span>, http://www.w3.org/TR/2003/REC-SVG11-20030114/, W3C, 2003.</text:p>
          <text:p text:style-name="P10"><text:span text:style-name="Strong_20_Emphasis">[UAX9]</text:span><text:tab/>Mark Davis, Unicode Standard Annex #9: <text:span text:style-name="Emphasis">The Bidirectional Algorithm, Version 15 or later</text:span>, http://www.unicode.org/reports/tr9/tr9-15.html, 2005</text:p>
          <text:p text:style-name="P10"><text:span text:style-name="Strong_20_Emphasis">[UTR20]</text:span><text:tab/>Martin Dürst and Asmus Freytag, Unicode Technical Report #20: <text:span text:style-name="Emphasis">Unicode in XML and other Markup Languages</text:span>, http://www.unicode.org/reports/tr20/, 2003</text:p>
          <text:p text:style-name="P10"><text:span text:style-name="Strong_20_Emphasis">[XSL]</text:span><text:tab/>W3C, <text:span text:style-name="Emphasis">Extensible Stylesheet Language (XSL)</text:span>, http://www.w3.org/TR/2001/REC-xsl-20011015/, W3C, 2001.</text:p>
        </text:index-body>
      </text:bibliography>
      <text:p text:style-name="Text_20_body"/>
      <text:p text:style-name="Text_20_body"/>
      <text:list xml:id="list1911612471" text:continue-numbering="true" text:style-name="Appendix">
        <text:list-item>
          <text:p text:style-name="Appendix_20_Heading_20_1" text:cond-style-name="Appendix_20_Heading">Acknowledgments (Non Normative)</text:p>
        </text:list-item>
      </text:list>
      <text:p text:style-name="Title_20_page_20_info">Current Contributors:</text:p>
      <text:p text:style-name="Contributor">Elf</text:p>
      <text:p text:style-name="Contributor"/>
      <text:p text:style-name="Title_20_page_20_info">Previous Contributors:</text:p>
      <text:p text:style-name="Contributo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0in" fo:margin-right="0in" fo:margin-top="0.3335in" fo:margin-bottom="0.0835in" fo:text-indent="0in" style:auto-text-indent="false" style:page-number="auto" fo:break-before="page" fo:padding-left="0in" fo:padding-right="0in" fo:padding-top="0.0835in" fo:padding-bottom="0in" fo:border-left="none" fo:border-right="none" fo:border-top="0.0008in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default-outline-level="8"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master-page-name="">
      <style:paragraph-properties fo:margin-top="0.0835in" fo:margin-bottom="0in" style:page-number="auto"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margin-left="0.3937in" fo:margin-right="0in" fo:text-indent="0in" style:auto-text-indent="false" fo:background-color="#e6e6e6" fo:padding="0.0193in" fo:border="0.0008in solid #000000">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naged_20_Example" style:display-name="Chnaged Example" style:family="paragraph" style:parent-style-name="Example"/>
    <style:style style:name="Changed_20_Example" style:display-name="Changed Example" style:family="paragraph" style:parent-style-name="Chnaged_20_Example">
      <style:paragraph-properties fo:background-color="#ffff00">
        <style:background-image/>
      </style:paragraph-properties>
    </style:style>
    <style:style style:name="Changed_20_Table_20_Contents" style:display-name="Changed Table Contents" style:family="paragraph" style:parent-style-name="Table_20_Contents"/>
    <style:style style:name="Changed_20_RelaxNG" style:display-name="Changed RelaxNG" style:family="paragraph" style:parent-style-name="RelaxNG"/>
    <style:style style:name="Changed_20_RelaxNG_20_Strict" style:display-name="Changed RelaxNG Strict" style:family="paragraph" style:parent-style-name="RelaxNG_20_Strict">
      <style:paragraph-properties fo:background-color="#ffff00">
        <style:background-image/>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2"/>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3" fo:font-size="10pt" style:font-size-asian="10pt"/>
    </style:style>
    <style:style style:name="Label" style:family="text">
      <style:text-properties fo:font-weight="bold"/>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style:style>
    <style:style style:name="Changed" style:family="text">
      <style:text-properties fo:background-color="#ffff00"/>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Keyword" style:family="text" style:parent-style-name="Element"/>
    <style:style style:name="XML_20_tag" style:display-name="XML tag" style:family="text">
      <style:text-properties style:font-name="Courier New4" fo:font-size="9.5pt" fo:language="en" fo:country="US"/>
    </style:style>
    <style:style style:name="Reference" style:family="tex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outline-style style:name="Outline">
      <text:outline-level-style text:level="1" style:num-format="1">
        <style:list-level-properties text:min-label-distance="0.05in"/>
      </text:outline-level-style>
      <text:outline-level-style text:level="2" style:num-format="1" text:display-levels="2">
        <style:list-level-properties text:min-label-distance="0.05in"/>
      </text:outline-level-style>
      <text:outline-level-style text:level="3" style:num-format="1" text:display-levels="3">
        <style:list-level-properties text:min-label-distance="0.05in"/>
      </text:outline-level-style>
      <text:outline-level-style text:level="4" style:num-format="">
        <style:list-level-properties text:min-label-distance="0.05in"/>
      </text:outline-level-style>
      <text:outline-level-style text:level="5" style:num-format="">
        <style:list-level-properties text:min-label-distance="0.05in"/>
      </text:outline-level-style>
      <text:outline-level-style text:level="6" style:num-format="1" text:display-levels="6">
        <style:list-level-properties text:min-label-distance="0.05in"/>
      </text:outline-level-style>
      <text:outline-level-style text:level="7" style:num-format="1" text:display-levels="7">
        <style:list-level-properties text:min-label-distance="0.05in"/>
      </text:outline-level-style>
      <text:outline-level-style text:level="8" style:num-format="1" text:display-levels="8">
        <style:list-level-properties text:min-label-distance="0.05in"/>
      </text:outline-level-style>
      <text:outline-level-style text:level="9" style:num-format="1" text:display-levels="9">
        <style:list-level-properties text:min-label-distance="0.05in"/>
      </text:outline-level-style>
      <text:outline-level-style text:level="10" style:num-format="">
        <style:list-level-properties text:min-label-distance="0.0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Zeichenformat" style:num-prefix="Appendix "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Aharoni"/>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de" fo:country="DE">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M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116"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footer>
        <text:user-field-decls>
          <text:user-field-decl office:value-type="float" office:value="39678" text:name="Date"/>
        </text:user-field-decls>
        <text:p text:style-name="Footer">stml-manual.odt<text:tab/><text:tab/><text:user-field-get style:data-style-name="N5116" text:name="Date">18 August 2008</text:user-field-get></text:p>
        <text:p text:style-name="Footer">Copyright © Matthew Welland 2007 - 2010. All Rights Reserved.<text:tab/><text:tab/>Page <text:page-number text:select-page="current">14</text:page-number> of <text:page-count style:num-format="1">14</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ProfessionalManual</dc:title>
    <meta:initial-creator>Matt Welland</meta:initial-creator>
    <meta:creation-date>2008-09-09T19:28:37</meta:creation-date>
    <dc:date>2011-06-11T08:54:43</dc:date>
    <meta:keyword>OASIS</meta:keyword>
    <meta:keyword>open</meta:keyword>
    <meta:keyword>Office</meta:keyword>
    <dc:language>en-US</dc:language>
    <meta:editing-cycles>35</meta:editing-cycles>
    <meta:editing-duration>P5DT3H58M7S</meta:editing-duration>
    <dc:creator>Matt Welland</dc:creator>
    <meta:document-statistic meta:table-count="2" meta:image-count="0" meta:object-count="0" meta:page-count="14" meta:paragraph-count="232" meta:word-count="1139" meta:character-count="8358"/>
    <meta:user-defined meta:name="Info 2"/>
    <meta:user-defined meta:name="Info 3"/>
    <meta:user-defined meta:name="Info 4"/>
    <meta:user-defined meta:name="VcsId">$Id$</meta:user-defined>
    <meta:template xlink:type="simple" xlink:actuate="onRequest" xlink:title="ProfessionalManual" xlink:href="../../../../.openoffice.org2/user/template/ProfessionalManual.ott" meta:date="2008-09-09T19:28:36"/>
  </office:meta>
</office:document-meta>
</file>